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 Fallback" svg:font-family="'Droid Sans Fallback'"/>
    <style:font-face style:name="FreeSans1" svg:font-family="FreeSans"/>
    <style:font-face style:name="SimSun" svg:font-family="SimSun"/>
    <style:font-face style:name="宋体" svg:font-family="宋体, FZShuSong-Z01"/>
    <style:font-face style:name="黑体" svg:font-family="黑体, FZHei-B01"/>
    <style:font-face style:name="ˎ̥" svg:font-family="ˎ̥, 'AR PL UKai CN'" style:font-family-generic="roman"/>
    <style:font-face style:name="Arial Unicode MS" svg:font-family="'Arial Unicode MS', 'DejaVu Sans'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="0in" fo:border="none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P2" style:family="paragraph" style:parent-style-name="Default">
      <style:text-properties fo:font-size="10pt" fo:font-weight="bold" officeooo:paragraph-rsid="00060a2a" style:font-size-asian="10pt" style:font-weight-asian="bold" style:font-size-complex="10pt" style:font-weight-complex="bold"/>
    </style:style>
    <style:style style:name="P3" style:family="paragraph" style:parent-style-name="Default">
      <style:text-properties fo:font-size="10pt" fo:font-weight="bold" officeooo:paragraph-rsid="00269d0a" style:font-size-asian="10pt" style:font-weight-asian="bold" style:font-size-complex="10pt" style:font-weight-complex="bold"/>
    </style:style>
    <style:style style:name="P4" style:family="paragraph" style:parent-style-name="Default">
      <style:text-properties fo:font-size="10pt" fo:font-weight="bold" officeooo:paragraph-rsid="0079b22c" style:font-size-asian="10pt" style:font-weight-asian="bold" style:font-size-complex="10pt" style:font-weight-complex="bold"/>
    </style:style>
    <style:style style:name="P5" style:family="paragraph" style:parent-style-name="Default">
      <style:text-properties fo:font-size="10pt" officeooo:rsid="00060a2a" officeooo:paragraph-rsid="000943a0" style:font-name-asian="Times New Roman" style:font-size-asian="10pt" style:font-size-complex="10pt"/>
    </style:style>
    <style:style style:name="P6" style:family="paragraph" style:parent-style-name="Default">
      <style:text-properties fo:font-size="10pt" officeooo:rsid="00060a2a" officeooo:paragraph-rsid="0053be12" style:font-name-asian="Times New Roman" style:font-size-asian="10pt" style:font-size-complex="10pt"/>
    </style:style>
    <style:style style:name="P7" style:family="paragraph" style:parent-style-name="Default">
      <style:text-properties fo:font-size="10pt" officeooo:rsid="00060a2a" officeooo:paragraph-rsid="0060449a" style:font-name-asian="Times New Roman" style:font-size-asian="10pt" style:font-size-complex="10pt"/>
    </style:style>
    <style:style style:name="P8" style:family="paragraph" style:parent-style-name="Default">
      <style:text-properties fo:font-size="10pt" officeooo:rsid="00060a2a" officeooo:paragraph-rsid="0064df9e" style:font-name-asian="Times New Roman" style:font-size-asian="10pt" style:font-size-complex="10pt"/>
    </style:style>
    <style:style style:name="P9" style:family="paragraph" style:parent-style-name="Default">
      <style:text-properties fo:font-size="10pt" officeooo:paragraph-rsid="0019cefe" style:font-name-asian="Times New Roman" style:font-size-asian="10pt" style:font-size-complex="10pt"/>
    </style:style>
    <style:style style:name="P10" style:family="paragraph" style:parent-style-name="Default">
      <style:text-properties fo:font-size="10pt" fo:font-weight="normal" officeooo:paragraph-rsid="001a584f" style:font-name-asian="Times New Roman" style:font-size-asian="10pt" style:font-weight-asian="normal" style:font-size-complex="10pt" style:font-weight-complex="normal"/>
    </style:style>
    <style:style style:name="P11" style:family="paragraph" style:parent-style-name="Default">
      <style:text-properties fo:color="#000000" style:font-name="宋体" fo:font-size="10pt" fo:language="en" fo:country="US" fo:font-weight="bold" officeooo:rsid="00060a2a" officeooo:paragraph-rsid="000d25eb" style:font-name-asian="宋体" style:font-size-asian="10pt" style:language-asian="zh" style:country-asian="CN" style:font-weight-asian="bold" style:font-name-complex="宋体" style:font-size-complex="10pt" style:language-complex="ar" style:country-complex="SA" style:font-weight-complex="bold"/>
    </style:style>
    <style:style style:name="P12" style:family="paragraph" style:parent-style-name="Default">
      <style:text-properties fo:color="#000000" style:font-name="Times New Roman" fo:font-size="10pt" fo:language="en" fo:country="US" fo:font-weight="normal" officeooo:rsid="00105258" officeooo:paragraph-rsid="0053be12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13" style:family="paragraph" style:parent-style-name="Default">
      <style:text-properties officeooo:paragraph-rsid="004884d4"/>
    </style:style>
    <style:style style:name="P14" style:family="paragraph" style:parent-style-name="Default">
      <style:text-properties officeooo:paragraph-rsid="004f0113"/>
    </style:style>
    <style:style style:name="P15" style:family="paragraph" style:parent-style-name="Default">
      <style:text-properties officeooo:paragraph-rsid="0053be12"/>
    </style:style>
    <style:style style:name="P16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</style:style>
    <style:style style:name="P17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  <style:text-properties officeooo:paragraph-rsid="004b69b0"/>
    </style:style>
    <style:style style:name="P18" style:family="paragraph" style:parent-style-name="Standard">
      <style:paragraph-properties fo:text-align="start" style:justify-single-word="false" fo:orphans="2" fo:widows="2"/>
      <style:text-properties fo:font-size="10pt" officeooo:paragraph-rsid="002d9a4b" style:font-size-asian="10pt" style:font-size-complex="10pt"/>
    </style:style>
    <style:style style:name="P19" style:family="paragraph" style:parent-style-name="Standard">
      <style:paragraph-properties fo:text-align="start" style:justify-single-word="false" fo:orphans="2" fo:widows="2"/>
      <style:text-properties fo:font-size="10pt" fo:font-weight="bold" officeooo:paragraph-rsid="0020d3bb" style:font-size-asian="10pt" style:font-weight-asian="bold" style:font-size-complex="10pt" style:font-weight-complex="bold"/>
    </style:style>
    <style:style style:name="P20" style:family="paragraph" style:parent-style-name="Standard">
      <style:text-properties fo:font-size="10pt" fo:font-weight="bold" officeooo:paragraph-rsid="007e0b7b" style:font-size-asian="10.5pt" style:font-weight-asian="normal" style:font-size-complex="10pt" style:font-weight-complex="bold"/>
    </style:style>
    <style:style style:name="P21" style:family="paragraph" style:parent-style-name="Standard">
      <style:paragraph-properties style:text-autospace="none"/>
      <style:text-properties fo:font-size="14pt" style:text-underline-style="solid" style:text-underline-width="auto" style:text-underline-color="#a6a6a6" fo:font-weight="bold" style:font-name-asian="黑体" style:font-size-asian="14pt" style:font-weight-asian="bold" style:font-size-complex="9pt" style:font-weight-complex="bold"/>
    </style:style>
    <style:style style:name="P22" style:family="paragraph" style:parent-style-name="Standard">
      <style:text-properties officeooo:paragraph-rsid="00008ce8"/>
    </style:style>
    <style:style style:name="P23" style:family="paragraph" style:parent-style-name="Standard">
      <style:paragraph-properties fo:text-align="start" style:justify-single-word="false" fo:orphans="2" fo:widows="2"/>
      <style:text-properties officeooo:paragraph-rsid="0020d3bb"/>
    </style:style>
    <style:style style:name="P24" style:family="paragraph" style:parent-style-name="Standard">
      <style:text-properties officeooo:paragraph-rsid="004b69b0"/>
    </style:style>
    <style:style style:name="P25" style:family="paragraph" style:parent-style-name="Standard">
      <style:text-properties officeooo:paragraph-rsid="004cf175"/>
    </style:style>
    <style:style style:name="P26" style:family="paragraph" style:parent-style-name="Standard">
      <style:text-properties officeooo:paragraph-rsid="004e163c"/>
    </style:style>
    <style:style style:name="P27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  <style:text-properties officeooo:paragraph-rsid="00357c70" style:font-size-complex="9pt"/>
    </style:style>
    <style:style style:name="P28" style:family="paragraph" style:parent-style-name="Standard">
      <style:paragraph-properties style:text-autospace="none"/>
      <style:text-properties officeooo:paragraph-rsid="00715109" style:font-size-complex="9pt"/>
    </style:style>
    <style:style style:name="P29" style:family="paragraph" style:parent-style-name="Standard">
      <style:text-properties fo:font-variant="normal" fo:text-transform="none" fo:color="#000000" style:text-line-through-style="none" style:text-line-through-type="none" fo:font-size="10pt" style:text-underline-style="none" fo:font-weight="bold" officeooo:paragraph-rsid="007e0b7b" style:text-blinking="false" fo:background-color="transparent" style:font-name-asian="Arial" style:font-size-asian="10.5pt" style:font-style-asian="normal" style:font-weight-asian="normal" style:font-size-complex="10pt" style:font-weight-complex="bold"/>
    </style:style>
    <style:style style:name="P30" style:family="paragraph" style:parent-style-name="Standard" style:master-page-name="Standard">
      <style:paragraph-properties style:page-number="auto"/>
      <style:text-properties officeooo:paragraph-rsid="00008ce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43a0" style:font-weight-asian="bold" style:font-weight-complex="bold"/>
    </style:style>
    <style:style style:name="T3" style:family="text">
      <style:text-properties fo:font-weight="bold" officeooo:rsid="00858b10" style:font-weight-asian="bold" style:font-weight-complex="bold"/>
    </style:style>
    <style:style style:name="T4" style:family="text">
      <style:text-properties fo:font-weight="bold" officeooo:rsid="0085ad0f" style:font-weight-asian="bold" style:font-weight-complex="bold"/>
    </style:style>
    <style:style style:name="T5" style:family="text">
      <style:text-properties style:font-name-asian="Times New Roman"/>
    </style:style>
    <style:style style:name="T6" style:family="text">
      <style:text-properties style:font-name-asian="Times New Roman" style:font-size-complex="9pt"/>
    </style:style>
    <style:style style:name="T7" style:family="text">
      <style:text-properties fo:language="en" fo:country="US" officeooo:rsid="0012d358" style:language-asian="zh" style:country-asian="CN"/>
    </style:style>
    <style:style style:name="T8" style:family="text">
      <style:text-properties style:use-window-font-color="true" style:text-underline-style="none" style:letter-kerning="true" style:font-name-asian="Times New Roman" style:language-asian="zh" style:country-asian="CN" style:language-complex="ar" style:country-complex="SA" style:font-weight-complex="normal"/>
    </style:style>
    <style:style style:name="T9" style:family="text">
      <style:text-properties style:use-window-font-color="true" style:font-name="Times New Roman" fo:font-size="10.5pt" fo:language="en" fo:country="US" style:text-underline-style="none" officeooo:rsid="0012d358" style:letter-kerning="true" style:font-name-asian="SimSun" style:font-size-asian="10.5pt" style:language-asian="zh" style:country-asian="CN" style:font-name-complex="Times New Roman" style:font-size-complex="12pt" style:language-complex="ar" style:country-complex="SA" style:font-weight-complex="normal"/>
    </style:style>
    <style:style style:name="T10" style:family="text">
      <style:text-properties style:text-underline-style="none" style:letter-kerning="true" style:language-asian="zh" style:country-asian="CN" style:language-complex="ar" style:country-complex="SA" style:font-weight-complex="normal"/>
    </style:style>
    <style:style style:name="T11" style:family="text">
      <style:text-properties style:text-underline-style="none" officeooo:rsid="0012d358" style:letter-kerning="true" style:language-asian="zh" style:country-asian="CN" style:language-complex="ar" style:country-complex="SA" style:font-weight-complex="normal"/>
    </style:style>
    <style:style style:name="T12" style:family="text">
      <style:text-properties fo:font-size="14pt" style:text-underline-style="solid" style:text-underline-width="auto" style:text-underline-color="#a6a6a6" fo:font-weight="bold" style:font-name-asian="黑体" style:font-size-asian="14pt" style:font-weight-asian="bold" style:font-size-complex="14pt" style:font-weight-complex="bold"/>
    </style:style>
    <style:style style:name="T13" style:family="text">
      <style:text-properties fo:font-size="14pt" style:text-underline-style="solid" style:text-underline-width="auto" style:text-underline-color="#a6a6a6" fo:font-weight="bold" style:font-name-asian="Times New Roman" style:font-size-asian="14pt" style:font-weight-asian="bold" style:font-size-complex="14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officeooo:rsid="0021ece2" style:font-size-asian="10pt" style:font-size-complex="10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officeooo:rsid="003a483f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3c329b" style:font-size-asian="10pt" style:font-weight-asian="bold" style:font-size-complex="10pt" style:font-weight-complex="bold"/>
    </style:style>
    <style:style style:name="T19" style:family="text">
      <style:text-properties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858b10" style:font-size-asian="10pt" style:font-weight-asian="normal" style:font-size-complex="10pt" style:font-weight-complex="normal"/>
    </style:style>
    <style:style style:name="T21" style:family="text">
      <style:text-properties fo:font-size="10pt" style:font-name-asian="Times New Roman" style:font-size-asian="10pt" style:font-size-complex="10pt"/>
    </style:style>
    <style:style style:name="T22" style:family="text">
      <style:text-properties fo:font-size="10pt" officeooo:rsid="00060a2a" style:font-name-asian="Times New Roman" style:font-size-asian="10pt" style:font-size-complex="10pt"/>
    </style:style>
    <style:style style:name="T23" style:family="text">
      <style:text-properties fo:font-size="10pt" officeooo:rsid="000ed0a9" style:font-name-asian="Times New Roman" style:font-size-asian="10pt" style:font-size-complex="10pt"/>
    </style:style>
    <style:style style:name="T24" style:family="text">
      <style:text-properties fo:font-size="10pt" officeooo:rsid="00105258" style:font-name-asian="Times New Roman" style:font-size-asian="10pt" style:font-size-complex="10pt"/>
    </style:style>
    <style:style style:name="T25" style:family="text">
      <style:text-properties fo:font-size="10pt" officeooo:rsid="0053be12" style:font-name-asian="Times New Roman" style:font-size-asian="10pt" style:font-size-complex="10pt"/>
    </style:style>
    <style:style style:name="T26" style:family="text">
      <style:text-properties fo:font-size="10pt" officeooo:rsid="006206f8" style:font-name-asian="Times New Roman" style:font-size-asian="10pt" style:font-size-complex="10pt"/>
    </style:style>
    <style:style style:name="T27" style:family="text">
      <style:text-properties fo:font-size="10pt" officeooo:rsid="006c1c82" style:font-name-asian="Times New Roman" style:font-size-asian="10pt" style:font-size-complex="10pt"/>
    </style:style>
    <style:style style:name="T28" style:family="text">
      <style:text-properties style:font-size-complex="9pt"/>
    </style:style>
    <style:style style:name="T29" style:family="text">
      <style:text-properties officeooo:rsid="0031c569" style:font-size-complex="9pt"/>
    </style:style>
    <style:style style:name="T30" style:family="text">
      <style:text-properties officeooo:rsid="0031fb6d" style:font-size-complex="9pt"/>
    </style:style>
    <style:style style:name="T31" style:family="text">
      <style:text-properties officeooo:rsid="00324436" style:font-size-complex="9pt"/>
    </style:style>
    <style:style style:name="T32" style:family="text">
      <style:text-properties officeooo:rsid="00339dce" style:font-size-complex="9pt"/>
    </style:style>
    <style:style style:name="T33" style:family="text">
      <style:text-properties officeooo:rsid="00413d89" style:font-size-complex="9pt"/>
    </style:style>
    <style:style style:name="T34" style:family="text">
      <style:text-properties officeooo:rsid="00430196" style:font-size-complex="9pt"/>
    </style:style>
    <style:style style:name="T35" style:family="text">
      <style:text-properties officeooo:rsid="0044dbac" style:font-size-complex="9pt"/>
    </style:style>
    <style:style style:name="T36" style:family="text">
      <style:text-properties officeooo:rsid="0045456c" style:font-size-complex="9pt"/>
    </style:style>
    <style:style style:name="T37" style:family="text">
      <style:text-properties officeooo:rsid="006fe53c" style:font-size-complex="9pt"/>
    </style:style>
    <style:style style:name="T38" style:family="text">
      <style:text-properties style:font-name="宋体" style:font-name-complex="宋体"/>
    </style:style>
    <style:style style:name="T39" style:family="text">
      <style:text-properties style:font-name="宋体" officeooo:rsid="00060a2a" style:font-name-complex="宋体"/>
    </style:style>
    <style:style style:name="T40" style:family="text">
      <style:text-properties style:font-name="宋体" officeooo:rsid="001a584f" style:font-name-complex="宋体"/>
    </style:style>
    <style:style style:name="T41" style:family="text">
      <style:text-properties style:font-name="宋体" officeooo:rsid="001b4a86" style:font-name-complex="宋体"/>
    </style:style>
    <style:style style:name="T42" style:family="text">
      <style:text-properties style:font-name="宋体" officeooo:rsid="002003a5" style:font-name-complex="宋体"/>
    </style:style>
    <style:style style:name="T43" style:family="text">
      <style:text-properties style:font-name="宋体" officeooo:rsid="0079b22c" style:font-name-complex="宋体"/>
    </style:style>
    <style:style style:name="T44" style:family="text">
      <style:text-properties style:font-name="宋体" fo:letter-spacing="0.011in" fo:font-weight="bold" style:font-weight-asian="bold" style:font-name-complex="宋体" style:font-size-complex="10.5pt" style:font-weight-complex="bold"/>
    </style:style>
    <style:style style:name="T45" style:family="text">
      <style:text-properties style:font-name="宋体" fo:letter-spacing="0.011in" fo:language="zh" fo:country="CN" fo:font-weight="bold" style:font-weight-asian="bold" style:font-name-complex="宋体" style:font-size-complex="10.5pt" style:font-weight-complex="bold"/>
    </style:style>
    <style:style style:name="T46" style:family="text">
      <style:text-properties style:font-name="宋体" fo:letter-spacing="0.011in" fo:language="zh" fo:country="CN" style:font-name-complex="宋体" style:font-size-complex="10.5pt"/>
    </style:style>
    <style:style style:name="T47" style:family="text">
      <style:text-properties style:font-name="宋体" fo:letter-spacing="0.011in" fo:language="zh" fo:country="CN" officeooo:rsid="006df7cc" style:font-name-complex="宋体" style:font-size-complex="10.5pt"/>
    </style:style>
    <style:style style:name="T48" style:family="text">
      <style:text-properties style:font-name="宋体" fo:letter-spacing="0.011in" style:font-name-complex="宋体" style:font-size-complex="10.5pt"/>
    </style:style>
    <style:style style:name="T49" style:family="text">
      <style:text-properties style:font-name="宋体" fo:font-size="14pt" style:text-underline-style="solid" style:text-underline-width="auto" style:text-underline-color="#a6a6a6" fo:font-weight="bold" style:font-name-asian="Times New Roman" style:font-size-asian="14pt" style:font-weight-asian="bold" style:font-name-complex="宋体" style:font-size-complex="14pt" style:font-weight-complex="bold"/>
    </style:style>
    <style:style style:name="T50" style:family="text">
      <style:text-properties style:font-name="SimSun" fo:letter-spacing="0.011in" fo:language="zh" fo:country="CN" style:font-name-asian="Times New Roman" style:font-name-complex="SimSun" style:font-size-complex="10.5pt"/>
    </style:style>
    <style:style style:name="T51" style:family="text">
      <style:text-properties officeooo:rsid="00060a2a"/>
    </style:style>
    <style:style style:name="T52" style:family="text">
      <style:text-properties officeooo:rsid="00074968"/>
    </style:style>
    <style:style style:name="T53" style:family="text">
      <style:text-properties officeooo:rsid="000943a0"/>
    </style:style>
    <style:style style:name="T54" style:family="text">
      <style:text-properties fo:color="#000000" style:font-name="宋体" fo:language="en" fo:country="US" fo:font-weight="bold" style:font-name-asian="宋体" style:language-asian="zh" style:country-asian="CN" style:font-weight-asian="bold" style:font-name-complex="宋体" style:language-complex="ar" style:country-complex="SA" style:font-weight-complex="bold"/>
    </style:style>
    <style:style style:name="T55" style:family="text">
      <style:text-properties fo:color="#000000" style:font-name="Times New Roman" fo:font-size="10pt" fo:language="en" fo:country="US" fo:font-weight="bold" officeooo:rsid="0040722c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56" style:family="text">
      <style:text-properties fo:color="#000000" style:font-name="Times New Roman" fo:font-size="10pt" fo:language="en" fo:country="US" fo:font-weight="bold" officeooo:rsid="004f0113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57" style:family="text">
      <style:text-properties fo:color="#000000" style:font-name="Times New Roman" fo:font-size="10pt" fo:language="en" fo:country="US" fo:font-weight="normal" officeooo:rsid="00105258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8" style:family="text">
      <style:text-properties fo:color="#000000" style:font-name="Times New Roman" fo:font-size="10pt" fo:language="en" fo:country="US" fo:font-weight="normal" officeooo:rsid="0019cefe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9" style:family="text">
      <style:text-properties fo:color="#000000" style:font-name="Times New Roman" fo:font-size="10pt" fo:letter-spacing="0.011in" fo:language="en" fo:country="US" fo:font-weight="normal" style:font-name-asian="宋体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0" style:family="text">
      <style:text-properties fo:color="#000000" style:font-name="Times New Roman" fo:language="en" fo:country="US" officeooo:rsid="00060a2a" style:font-name-asian="宋体" style:language-asian="zh" style:country-asian="CN" style:font-name-complex="Times New Roman" style:language-complex="ar" style:country-complex="SA"/>
    </style:style>
    <style:style style:name="T61" style:family="text">
      <style:text-properties fo:color="#000000" style:font-name="Times New Roman" fo:language="en" fo:country="US" officeooo:rsid="007b6e72" style:font-name-asian="宋体" style:language-asian="zh" style:country-asian="CN" style:font-name-complex="Times New Roman" style:language-complex="ar" style:country-complex="SA"/>
    </style:style>
    <style:style style:name="T62" style:family="text">
      <style:text-properties officeooo:rsid="000afa76"/>
    </style:style>
    <style:style style:name="T63" style:family="text">
      <style:text-properties style:font-name="Times New Roman" style:font-name-asian="Times New Roman" style:font-name-complex="Times New Roman"/>
    </style:style>
    <style:style style:name="T64" style:family="text">
      <style:text-properties style:font-name="Times New Roman" officeooo:rsid="00858b10" style:font-name-asian="Times New Roman" style:font-name-complex="Times New Roman"/>
    </style:style>
    <style:style style:name="T65" style:family="text">
      <style:text-properties style:font-name="Times New Roman" fo:language="en" fo:country="US" officeooo:rsid="00060a2a" style:font-name-asian="Times New Roman" style:font-size-asian="10pt" style:language-asian="zh" style:country-asian="CN" style:font-name-complex="Times New Roman" style:language-complex="ar" style:country-complex="SA"/>
    </style:style>
    <style:style style:name="T66" style:family="text">
      <style:text-properties style:font-name="Times New Roman" fo:language="en" fo:country="US" officeooo:rsid="007c696d" style:font-name-asian="Times New Roman" style:font-size-asian="10pt" style:language-asian="zh" style:country-asian="CN" style:font-name-complex="Times New Roman" style:language-complex="ar" style:country-complex="SA"/>
    </style:style>
    <style:style style:name="T67" style:family="text">
      <style:text-properties style:font-name="Times New Roman" fo:language="en" fo:country="US" officeooo:rsid="0080cdaf" style:font-name-asian="Times New Roman" style:font-size-asian="10pt" style:language-asian="zh" style:country-asian="CN" style:font-name-complex="Times New Roman" style:language-complex="ar" style:country-complex="SA"/>
    </style:style>
    <style:style style:name="T68" style:family="text">
      <style:text-properties style:font-name="Times New Roman" fo:language="en" fo:country="US" officeooo:rsid="008361f5" style:font-name-asian="Times New Roman" style:font-size-asian="10pt" style:language-asian="zh" style:country-asian="CN" style:font-name-complex="Times New Roman" style:language-complex="ar" style:country-complex="SA"/>
    </style:style>
    <style:style style:name="T69" style:family="text">
      <style:text-properties style:font-name="Times New Roman" fo:language="en" fo:country="US" fo:font-weight="normal" officeooo:rsid="00060a2a" style:font-name-asian="Times New Roman" style:font-size-asian="10pt" style:language-asian="zh" style:country-asian="CN" style:font-name-complex="Times New Roman" style:language-complex="ar" style:country-complex="SA" style:font-weight-complex="normal"/>
    </style:style>
    <style:style style:name="T70" style:family="text">
      <style:text-properties style:font-name="Times New Roman" fo:language="en" fo:country="US" fo:font-weight="normal" officeooo:rsid="007c696d" style:font-name-asian="Times New Roman" style:font-size-asian="10pt" style:language-asian="zh" style:country-asian="CN" style:font-name-complex="Times New Roman" style:language-complex="ar" style:country-complex="SA" style:font-weight-complex="normal"/>
    </style:style>
    <style:style style:name="T71" style:family="text">
      <style:text-properties officeooo:rsid="0019cefe"/>
    </style:style>
    <style:style style:name="T72" style:family="text">
      <style:text-properties officeooo:rsid="0021ece2"/>
    </style:style>
    <style:style style:name="T73" style:family="text">
      <style:text-properties officeooo:rsid="0038e61d"/>
    </style:style>
    <style:style style:name="T74" style:family="text">
      <style:text-properties officeooo:rsid="00397665"/>
    </style:style>
    <style:style style:name="T75" style:family="text">
      <style:text-properties officeooo:rsid="003e0189"/>
    </style:style>
    <style:style style:name="T76" style:family="text">
      <style:text-properties officeooo:rsid="00459afc"/>
    </style:style>
    <style:style style:name="T77" style:family="text">
      <style:text-properties officeooo:rsid="005c88f5"/>
    </style:style>
    <style:style style:name="T78" style:family="text">
      <style:text-properties officeooo:rsid="005d6190"/>
    </style:style>
    <style:style style:name="T79" style:family="text">
      <style:text-properties officeooo:rsid="006d956e"/>
    </style:style>
    <style:style style:name="T80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e0b7b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c696d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105258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64d87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8094b1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姓名：<text:tab/><text:tab/>葛昊元<text:tab/><text:tab/><text:tab/><text:tab/><text:tab/><text:tab/>专业：<text:tab/><text:tab/><text:tab/>以色列理工学院<text:span text:style-name="T5"> </text:span><text:span text:style-name="T50">电子工程</text:span><text:span text:style-name="T5"> <text:s text:c="11"/></text:span></text:p>
      <text:p text:style-name="P22">联系电话：<text:tab/><text:span text:style-name="T7">13071859389</text:span><text:tab/><text:tab/><text:tab/><text:tab/><text:tab/>电子邮箱：<text:tab/><text:tab/><text:a xlink:type="simple" xlink:href="mailto:harryge@qq.com" text:style-name="Internet_20_link" text:visited-style-name="Visited_20_Internet_20_Link"><text:span text:style-name="Internet_20_link">harryge@qq.com</text:span></text:a></text:p>
      <text:p text:style-name="P22"><text:span text:style-name="Internet_20_link"><text:span text:style-name="T8">Github:<text:tab/><text:tab/></text:span></text:span><text:a xlink:type="simple" xlink:href="https://github.com/harryge00" text:style-name="Internet_20_link" text:visited-style-name="Visited_20_Internet_20_Link"><text:span text:style-name="Internet_20_link"><text:span text:style-name="T10">https://github.com/harryge00</text:span></text:span></text:a><text:span text:style-name="Internet_20_link"><text:span text:style-name="T10"><text:tab/><text:tab/></text:span></text:span><text:span text:style-name="Internet_20_link"><text:span text:style-name="T9">StackOverflow: <text:tab/></text:span></text:span><text:a xlink:type="simple" xlink:href="http://stackoverflow.com/users/5682933/pao" text:style-name="Internet_20_link" text:visited-style-name="Visited_20_Internet_20_Link"><text:span text:style-name="Internet_20_link"><text:span text:style-name="T11">http://stackoverflow.com/users/5682933/pao</text:span></text:span></text:a></text:p>
      <text:p text:style-name="P24"><text:span text:style-name="T12">工作经历</text:span><text:span text:style-name="T13"> <text:s text:c="132"/></text:span></text:p>
      <text:p text:style-name="Default"><text:span text:style-name="T16">才云科技有限公司<text:tab/><text:tab/><text:tab/></text:span><text:span text:style-name="T19">云平台软件工程师<text:tab/><text:tab/><text:tab/><text:tab/><text:tab/><text:tab/><text:tab/><text:tab/><text:tab/><text:tab/><text:tab/><text:tab/>201</text:span><text:span text:style-name="T20">5</text:span><text:span text:style-name="T19">.</text:span><text:span text:style-name="T20">12</text:span><text:span text:style-name="T19"> - 至今</text:span></text:p>
      <text:p text:style-name="P24"><text:span text:style-name="T12">教育背景</text:span><text:span text:style-name="T13"> <text:s text:c="132"/></text:span></text:p>
      <text:p text:style-name="Standard"><text:span text:style-name="T45">以色列理工</text:span><text:span text:style-name="T44">学院</text:span><text:span text:style-name="T45"><text:tab/><text:tab/></text:span><text:span text:style-name="T48"><text:tab/><text:tab/><text:tab/></text:span><text:span text:style-name="T46">电子工程学院<text:tab/><text:tab/></text:span><text:span text:style-name="T59">quit<text:tab/><text:tab/><text:tab/><text:tab/><text:tab/><text:tab/><text:tab/><text:tab/>2014.10 - 2015.9</text:span></text:p>
      <text:p text:style-name="Standard"><text:span text:style-name="T45">电子科技大学 <text:tab/><text:tab/></text:span><text:span text:style-name="T48"><text:tab/><text:tab/><text:tab/></text:span><text:span text:style-name="T46">英才实验学院 <text:tab/><text:tab/>学士<text:tab/><text:tab/><text:tab/><text:tab/><text:tab/><text:tab/><text:tab/></text:span><text:span text:style-name="T59">2010.9 - 2014.7 </text:span></text:p>
      <text:p text:style-name="Standard"><text:span text:style-name="T46">保研综合排名：4/91<text:tab/>获得新加坡国立大学，美国前</text:span><text:span text:style-name="T47">50大学</text:span><text:span text:style-name="T46">等多所高校全额奖学金</text:span><text:span text:style-name="T48">及北京大学保研资格</text:span></text:p>
      <text:p text:style-name="P17"><text:span text:style-name="T12">项目经验</text:span><text:span text:style-name="T49"> <text:s text:c="132"/></text:span></text:p>
      <text:p text:style-name="P4"><text:span text:style-name="T39">基于</text:span><text:span text:style-name="T43">Prometheus</text:span><text:span text:style-name="T39">的容器化</text:span><text:span text:style-name="T43">监控系统<text:tab/><text:tab/><text:tab/><text:tab/><text:tab/><text:tab/><text:tab/><text:tab/><text:tab/><text:tab/><text:tab/><text:tab/><text:tab/></text:span><text:span text:style-name="T60">2016.</text:span><text:span text:style-name="T61">9</text:span><text:span text:style-name="T60"> – 至今</text:span></text:p>
      <text:p text:style-name="P29"><text:bookmark text:name="docs-internal-guid-cca940d8-20b0-232c-1aae-ddf38d297a00"/><text:span text:style-name="T65">通过</text:span><text:span text:style-name="T69">Prometheus</text:span><text:span text:style-name="T66">从</text:span><text:span text:style-name="T70">kubernetes</text:span><text:span text:style-name="T66">集群</text:span><text:span text:style-name="T65">采集监控数据</text:span><text:span text:style-name="T66">，调用</text:span><text:span text:style-name="T70">list/watch api</text:span><text:span text:style-name="T66">监控</text:span><text:span text:style-name="T67">自身状态及</text:span><text:span text:style-name="T66">扩容。</text:span><text:span text:style-name="T65">数据存储采</text:span><text:span text:style-name="T68">用</text:span><text:span text:style-name="T69">opentsdb。</text:span></text:p>
      <text:p text:style-name="P20"><text:span text:style-name="T80">在搭建hbase集群时，</text:span><text:span text:style-name="T81">解决</text:span><text:span text:style-name="T80">了kube-dns无法反解pod ip的问题，</text:span><text:span text:style-name="T82">向上游提交了代码</text:span><text:span text:style-name="T84">[</text:span><text:a xlink:type="simple" xlink:href="https://github.com/kubernetes/kubernetes/pull/34700" text:style-name="Internet_20_link" text:visited-style-name="Visited_20_Internet_20_Link">1</text:a><text:span text:style-name="T84">]</text:span><text:span text:style-name="T83">。</text:span></text:p>
      <text:p text:style-name="P2"><text:span text:style-name="T39">基于kubernetes的PAAS</text:span>云平台<text:tab/><text:tab/><text:tab/><text:tab/><text:tab/><text:tab/><text:tab/><text:tab/><text:tab/><text:tab/><text:tab/><text:tab/><text:tab/><text:tab/><text:span text:style-name="T51">2016.6 – 2016.8</text:span></text:p>
      <text:p text:style-name="P8">go开发后端集群管理组件，重构了集群管理的逻辑<text:span text:style-name="T53">，解耦组件，从而实现了后端组件的热升级</text:span>。</text:p>
      <text:p text:style-name="P8">通过状态机及数据库原子操作避免多并发情况下的race-condition<text:span text:style-name="T76">。</text:span></text:p>
      <text:p text:style-name="P5"><text:span text:style-name="T54">用户和集群权限管理方案</text:span><text:span text:style-name="T1"><text:tab/><text:tab/><text:tab/><text:tab/><text:tab/><text:tab/><text:tab/><text:tab/><text:tab/><text:tab/><text:tab/><text:tab/><text:tab/><text:tab/><text:tab/><text:tab/>201</text:span><text:span text:style-name="T4">5</text:span><text:span text:style-name="T1">.</text:span><text:span text:style-name="T3">1</text:span><text:span text:style-name="T4">2</text:span><text:span text:style-name="T2"> - 2016.</text:span><text:span text:style-name="T3">3</text:span></text:p>
      <text:p text:style-name="P7">利用kubernetes的Auth<text:span text:style-name="T62">N/Z plugin实现了多租户环境下的认证和权</text:span>限管理。</text:p>
      <text:p text:style-name="P7">在namespace层上对用户隔离<text:span text:style-name="T78">，通过api-server过滤用户请求。</text:span></text:p>
      <text:p text:style-name="P6">并利用N<text:span text:style-name="T52">ode.js+MongoDB+redis缓存开发auth ser</text:span>ver<text:span text:style-name="T77">，负责用户登陆、密码找回、分组管理等功能。</text:span></text:p>
      <text:p text:style-name="P11">容器化解决方案<text:tab/><text:tab/><text:tab/><text:tab/><text:tab/><text:tab/><text:tab/><text:tab/><text:tab/><text:tab/><text:tab/><text:tab/><text:tab/><text:tab/><text:tab/><text:tab/><text:tab/><text:tab/><text:span text:style-name="T63">2016.</text:span><text:span text:style-name="T64">4</text:span><text:span text:style-name="T63"> - 2016.</text:span><text:span text:style-name="T64">6</text:span><text:tab/></text:p>
      <text:p text:style-name="P13"><text:span text:style-name="T22">实现了</text:span><text:a xlink:type="simple" xlink:href="https://github.com/harryge00/kubernetes-mongodb-cluster" text:style-name="Internet_20_link" text:visited-style-name="Visited_20_Internet_20_Link"><text:span text:style-name="T22">mongoDB</text:span></text:a><text:span text:style-name="T22">、redis</text:span><text:span text:style-name="T23">、zookeeper</text:span><text:span text:style-name="T26">、kafka</text:span><text:span text:style-name="T27">、hadoop</text:span><text:span text:style-name="T26">容器</text:span><text:span text:style-name="T23">集群的一键部署方案。 </text:span></text:p>
      <text:p text:style-name="P15"><text:span text:style-name="T23">接管公司的</text:span><text:span text:style-name="T22">E</text:span><text:span text:style-name="T23">lasticsearch + Fluentd + Kibana的日志管理，压测、初步调优了EFK</text:span><text:span text:style-name="T25">。</text:span></text:p>
      <text:p text:style-name="P15"><text:span text:style-name="T24">实现了容器内日志文件的收集和聚合搜索。</text:span><text:span text:style-name="T57">向上游提交了代码</text:span><text:span text:style-name="T58">[</text:span><text:a xlink:type="simple" xlink:href="https://github.com/kubernetes/contrib/pull/1565" text:style-name="Internet_20_link" text:visited-style-name="Visited_20_Internet_20_Link">1</text:a><text:span text:style-name="T58">][</text:span><text:a xlink:type="simple" xlink:href="https://github.com/kubernetes/contrib/pull/1567" text:style-name="Internet_20_link" text:visited-style-name="Visited_20_Internet_20_Link">2</text:a><text:span text:style-name="T58">]</text:span><text:span text:style-name="T57">。</text:span></text:p>
      <text:p text:style-name="P12"/>
      <text:p text:style-name="P14"><text:span text:style-name="T55">业余自学项目</text:span><text:span text:style-name="T56">：</text:span></text:p>
      <text:p text:style-name="Default"><text:span text:style-name="T16">类unix的操作系统内核<text:tab/><text:tab/><text:tab/><text:tab/></text:span><text:a xlink:type="simple" xlink:href="https://github.com/harryge00/OS-lab" text:style-name="Internet_20_link" text:visited-style-name="Visited_20_Internet_20_Link"><text:span text:style-name="T16">https://github.com/harryge00/OS-lab</text:span></text:a><text:span text:style-name="T16"> <text:tab/><text:tab/><text:tab/><text:tab/><text:tab/><text:tab/></text:span><text:span text:style-name="T17">2016.</text:span><text:span text:style-name="T18">3-至今</text:span></text:p>
      <text:p text:style-name="P9">用C完成了栈回溯，内存分页管理，<text:span text:style-name="T71">用户环境下的进程的运行和上下文切换</text:span>。使用qemu和gdb调试。</text:p>
      <text:p text:style-name="P3">基于Raft的分布式key-value存储<text:tab/> <text:tab/><text:a xlink:type="simple" xlink:href="https://github.com/harryge00/Distributed-System-labs" text:style-name="Internet_20_link" text:visited-style-name="Visited_20_Internet_20_Link"><text:span text:style-name="T75">https://github.com/harryge00/Distributed-System-labs</text:span></text:a><text:tab/><text:tab/><text:span text:style-name="T74">2016.8-至今</text:span></text:p>
      <text:p text:style-name="P10"><text:span text:style-name="T38">用Go实现分布式一致性算法Raft</text:span><text:span text:style-name="T40">，用状态机</text:span><text:span text:style-name="T42">实现</text:span><text:span text:style-name="T40">leader选举</text:span><text:span text:style-name="T41">，日志复制。</text:span></text:p>
      <text:p text:style-name="P19">Hadoop数据挖掘<text:tab/><text:tab/><text:tab/><text:tab/><text:tab/><text:tab/><text:tab/><text:tab/><text:tab/><text:tab/><text:tab/><text:tab/><text:tab/><text:tab/><text:tab/><text:tab/><text:tab/><text:tab/><text:span text:style-name="T73">2015.8</text:span></text:p>
      <text:p text:style-name="P23"><text:span text:style-name="T14">利用Hadoop Map-Reduce分析</text:span><text:span text:style-name="T21"> </text:span><text:span text:style-name="T14">5万用户的共同好友, 实现最小堆并推荐可能好友</text:span><text:span text:style-name="T15">。</text:span></text:p>
      <text:p text:style-name="P18"><text:span text:style-name="T15">Go</text:span><text:span text:style-name="T72">采用master-worker架构</text:span><text:span text:style-name="T15">实现Map-Reduce，m</text:span><text:span text:style-name="T72">aster通过rpc通信分配job给worker，并能在worker失效时继续工作。</text:span></text:p>
      <text:p text:style-name="P25"><text:span text:style-name="T12">专业技能</text:span><text:span text:style-name="T13"> <text:s text:c="132"/></text:span></text:p>
      <text:p text:style-name="P16"><text:span text:style-name="T28">编程语言: <text:s text:c="2"/>熟悉</text:span><text:span text:style-name="T31">G</text:span><text:span text:style-name="T28">o</text:span><text:span text:style-name="T33">&gt;</text:span><text:span text:style-name="T32">J</text:span><text:span text:style-name="T28">avascript</text:span><text:span text:style-name="T33">&gt;</text:span><text:span text:style-name="T28">C</text:span><text:span text:style-name="T34">&gt;</text:span><text:span text:style-name="T29">J</text:span><text:span text:style-name="T28">ava</text:span><text:span text:style-name="T35">&gt;</text:span><text:span text:style-name="T28">shell</text:span><text:span text:style-name="T36">&gt;</text:span><text:span text:style-name="T30">C</text:span><text:span text:style-name="T28">++</text:span><text:span text:style-name="T37">&gt;Python</text:span></text:p>
      <text:p text:style-name="P16"><text:span text:style-name="T28">前端： <text:s text:c="8"/>熟悉</text:span><text:span text:style-name="T6"> </text:span><text:span text:style-name="T28">AngularJS/ReactJS/bootstrap/jQuery/ajax</text:span></text:p>
      <text:p text:style-name="P27">数据库: <text:s text:c="6"/>熟悉MongoDB/Redis/MySQL/HBase</text:p>
      <text:p text:style-name="P21"/>
      <text:p text:style-name="P26"><text:span text:style-name="T12">自我评价</text:span><text:span text:style-name="T13"> <text:s text:c="132"/></text:span></text:p>
      <text:p text:style-name="P28">拥有独立开发能力，热衷思考算法问题。熟悉kubernetes源码。曾给kubernetes, <text:span text:style-name="T79">vmware/</text:span>habor, <text:span text:style-name="T79">godep</text:span>等项目递交过patch。</text:p>
      <text:p text:style-name="P28">业余喜欢钻研新技术及计算机基础<text:span text:style-name="T79">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 Fallback" svg:font-family="'Droid Sans Fallback'"/>
    <style:font-face style:name="FreeSans1" svg:font-family="FreeSans"/>
    <style:font-face style:name="SimSun" svg:font-family="SimSun"/>
    <style:font-face style:name="宋体" svg:font-family="宋体, FZShuSong-Z01"/>
    <style:font-face style:name="黑体" svg:font-family="黑体, FZHei-B01"/>
    <style:font-face style:name="ˎ̥" svg:font-family="ˎ̥, 'AR PL UKai CN'" style:font-family-generic="roman"/>
    <style:font-face style:name="Arial Unicode MS" svg:font-family="'Arial Unicode MS', 'DejaVu Sans'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style:font-name-asian="宋体" style:font-family-asian="宋体, FZShuSong-Z01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fo:font-size="14pt" style:font-name-asian="Droid Sans Fallback" style:font-family-asian="'Droid Sans Fallback'" style:font-size-asian="14pt" style:font-name-complex="FreeSans1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/>
    </style:style>
    <style:style style:name="批注框文本" style:family="paragraph" style:parent-style-name="Standard">
      <style:text-properties fo:font-size="9pt" style:font-size-asian="9pt" style:font-size-complex="9pt"/>
    </style:style>
    <style:style style:name="普通_28_网站_29_" style:display-name="普通(网站)" style:family="paragraph" style:parent-style-name="Standard">
      <style:paragraph-properties fo:margin-top="0.1945in" fo:margin-bottom="0.1945in" loext:contextual-spacing="false" fo:text-align="start" style:justify-single-word="false" fo:orphans="2" fo:widows="2"/>
      <style:text-properties style:font-name="Arial Unicode MS" fo:font-family="'Arial Unicode MS', 'DejaVu Sans'" style:font-family-generic="swiss" fo:font-size="12pt" style:letter-kerning="true" style:font-name-asian="Arial Unicode MS" style:font-family-asian="'Arial Unicode MS', 'DejaVu Sans'" style:font-family-generic-asian="swiss" style:font-size-asian="12pt" style:font-name-complex="Arial Unicode MS" style:font-family-complex="'Arial Unicode MS', 'DejaVu Sans'" style:font-family-generic-complex="swiss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0pt" fo:language="en" fo:country="US" style:font-name-asian="宋体" style:font-family-asian="宋体, FZShuSong-Z01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ne141" style:family="text">
      <style:text-properties fo:letter-spacing="0.1945in"/>
    </style:style>
    <style:style style:name="Balloon_20_Text_20_Char" style:display-name="Balloon Text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_31_1" style:display-name="11" style:family="text">
      <style:text-properties style:text-line-through-style="none" style:text-line-through-type="none" style:font-name="ˎ̥" fo:font-family="ˎ̥, 'AR PL UKai CN'" style:font-family-generic="roman" fo:font-size="13.5pt" style:text-underline-style="none" style:font-size-asian="13.5pt" style:font-name-complex="ˎ̥" style:font-family-complex="ˎ̥, 'AR PL UKai CN'" style:font-family-generic-complex="roman" style:font-size-complex="13.5pt"/>
    </style:style>
    <style:style style:name="Footer_20_Char" style:display-name="Footer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默认段落字体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="none">
        <style:tab-stops>
          <style:tab-stop style:position="2.8839in" style:type="center"/>
          <style:tab-stop style:position="5.7681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09in" fo:margin-bottom="0.5in" fo:margin-left="0.5in" fo:margin-right="0.5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个人简历表格</dc:title>
    <meta:creation-date>2016-09-26T23:11:25.111383849</meta:creation-date>
    <dc:date>2016-11-09T23:17:22.817518193</dc:date>
    <meta:editing-cycles>137</meta:editing-cycles>
    <meta:editing-duration>PT3H9M48S</meta:editing-duration>
    <meta:generator>LibreOffice/5.1.4.2$Linux_X86_64 LibreOffice_project/10m0$Build-2</meta:generator>
    <meta:document-statistic meta:table-count="0" meta:image-count="0" meta:object-count="0" meta:page-count="1" meta:paragraph-count="39" meta:word-count="738" meta:character-count="2350" meta:non-whitespace-character-count="1455"/>
    <meta:user-defined meta:name="KSOProductBuildVer">1033-9.1.0.4327</meta:user-defined>
  </office:meta>
</office:document-meta>
</file>